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automatic" presentation:duration="PT00H00M10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10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2">
      <style:graphic-properties draw:fill-color="#ffffff" draw:auto-grow-height="true" fo:min-height="13.231cm"/>
    </style:style>
    <style:style style:name="pr3" style:family="presentation" style:parent-style-name="lyt-cool-notes" style:list-style-name="L4">
      <style:graphic-properties draw:fill-color="#ffffff" draw:auto-grow-height="true" fo:min-height="10.735cm"/>
    </style:style>
    <style:style style:name="pr4" style:family="presentation" style:parent-style-name="lyt-cool-subtitle">
      <style:graphic-properties draw:fill-color="#ffffff" draw:auto-grow-height="true" fo:min-height="13.231cm"/>
    </style:style>
    <style:style style:name="pr5" style:family="presentation" style:parent-style-name="lyt-cool-notes">
      <style:graphic-properties draw:fill-color="#ffffff" fo:min-height="10.48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Electronic Homework Systems</text:p>
          </draw:text-box>
        </draw:frame>
        <draw:frame presentation:style-name="pr2" draw:text-style-name="P2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2">Organizer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Michael D. Hvidsten, Gustavus Adolphus College and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Bruce Yoshiwara, Los Angeles Pierce Colle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0">
        <draw:frame presentation:style-name="pr1" draw:text-style-name="P1" draw:layer="layout" svg:width="23.912cm" svg:height="3.508cm" svg:x="2.058cm" svg:y="1.543cm" presentation:class="title">
          <draw:text-box>
            <text:p text:style-name="P1">Electronic Homework Systems</text:p>
          </draw:text-box>
        </draw:frame>
        <draw:frame presentation:style-name="pr4" draw:text-style-name="P3" draw:layer="layout" svg:width="23.912cm" svg:height="13.231cm" svg:x="2.058cm" svg:y="5.838cm" presentation:class="subtitle">
          <draw:text-box>
            <text:p text:style-name="P3">Panelists</text:p>
            <text:p text:style-name="P3"/>
            <text:p text:style-name="P3">Irene Doo, Austin Community College</text:p>
            <text:p text:style-name="P3"/>
            <text:p text:style-name="P3">John W. Jones, Arizona State University</text:p>
            <text:p text:style-name="P3"/>
            <text:p text:style-name="P3">Amelia Taylor, St. Olaf College</text:p>
            <text:p text:style-name="P3"/>
            <text:p text:style-name="P3">Vadim V. Ponomarenko, Trinity University</text:p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endless="true" presentation:pause="PT00H00M00S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cool" style:page-layout-name="PM1" draw:style-name="dp1">
      <draw:rect presentation:style-name="pr1" draw:text-style-name="P5" draw:layer="backgroundobjects" svg:width="26.875cm" svg:height="15.74cm" svg:x="1.124cm" svg:y="5.259cm">
        <text:p text:style-name="P1"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5" draw:layer="backgroundobjects" svg:width="0.505cm" svg:height="2.552cm" svg:x="0cm" svg:y="0cm">
        <text:p text:style-name="P1"/>
      </draw:rect>
      <draw:rect presentation:style-name="pr2" draw:text-style-name="P5" draw:layer="backgroundobjects" svg:width="0.505cm" svg:height="2.552cm" svg:x="0cm" svg:y="6.615cm">
        <text:p text:style-name="P1"/>
      </draw:rect>
      <draw:rect presentation:style-name="pr2" draw:text-style-name="P5" draw:layer="backgroundobjects" svg:width="0.505cm" svg:height="2.552cm" svg:x="0cm" svg:y="3.246cm">
        <text:p text:style-name="P1"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8$Win32 OpenOffice.org_project/680m118$Build-8936</meta:generator>
    <meta:initial-creator>BRUCE YOSHIWARA</meta:initial-creator>
    <meta:creation-date>2006-01-13T12:52:19</meta:creation-date>
    <dc:creator>BRUCE YOSHIWARA</dc:creator>
    <dc:date>2006-01-13T13:11:27</dc:date>
    <dc:language>en-US</dc:language>
    <meta:editing-cycles>6</meta:editing-cycles>
    <meta:editing-duration>PT19M35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